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NoWait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teralCacheNoWait.getMultiple( Set key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LateralCacheNoWait.update( ICacheElement 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ateralCacheNoWait.get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LateralCacheNoWait( LateralCache cach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ateralCacheNoWait.getEventLoggingExtr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teralCacheNoWait.getCach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resetEventQ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teralCacheNoWait.getAuxiliary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remove( Serializable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ateralCacheNoWait.remove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CacheNoWait.getMatching( String patter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ateralCacheNoWai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teralCacheNoWait.getGroupKeys(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teralCacheNoWait.fixCache( ILateralCacheService later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ateralCacheNoWait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teralCacheNoWait.get( Serializable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LateralCacheNoWait.ge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